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8.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06.96pt"/>
    </style:style>
    <style:style style:name="co4" style:family="table-column">
      <style:table-column-properties fo:break-before="auto" style:column-width="126.4pt"/>
    </style:style>
    <style:style style:name="co5" style:family="table-column">
      <style:table-column-properties fo:break-before="auto" style:column-width="230.54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103.49pt"/>
    </style:style>
    <style:style style:name="co9" style:family="table-column">
      <style:table-column-properties fo:break-before="auto" style:column-width="104.91pt"/>
    </style:style>
    <style:style style:name="co10" style:family="table-column">
      <style:table-column-properties fo:break-before="auto" style:column-width="107.66pt"/>
    </style:style>
    <style:style style:name="co11" style:family="table-column">
      <style:table-column-properties fo:break-before="auto" style:column-width="65.31pt"/>
    </style:style>
    <style:style style:name="co12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a_20_de_20_TarefasRequisitos">
      <style:table-properties table:display="true" style:writing-mode="lr-tb"/>
    </style:style>
    <style:style style:name="ta2" style:family="table" style:master-page-name="PageStyle_5f_MoSCoW">
      <style:table-properties table:display="true" style:writing-mode="lr-tb"/>
    </style:style>
    <style:style style:name="ta3" style:family="table" style:master-page-name="PageStyle_5f_Matriz_20_Valor_20_x_20_Esforço">
      <style:table-properties table:display="true" style:writing-mode="lr-tb"/>
    </style:style>
    <style:style style:name="ta4" style:family="table" style:master-page-name="PageStyle_5f_WSJF">
      <style:table-properties table:display="true" style:writing-mode="lr-tb"/>
    </style:style>
    <style:style style:name="ta5" style:family="table" style:master-page-name="PageStyle_5f_dado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0.3" style:apply-style-name="ConditionalStyle_5f_2" style:base-cell-address="MoSCoW.F2"/>
    </style:style>
    <style:style style:name="ce6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not-between(0.3,0.4)" style:apply-style-name="ConditionalStyle_5f_1" style:base-cell-address="MoSCoW.G2"/>
    </style:style>
    <style:style style:name="ce7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not-between(0.2,0.3)" style:apply-style-name="ConditionalStyle_5f_1" style:base-cell-address="MoSCoW.H2"/>
    </style:style>
    <style:style style:name="ce8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.2" style:apply-style-name="ConditionalStyle_5f_1" style:base-cell-address="MoSCoW.I2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dos.$B$1:.$B$4])" table:allow-empty-cell="true" table:display-list="unsorted" table:base-cell-address="MoSCoW.B2">
          <table:error-message table:message-type="stop" table:display="true"/>
        </table:content-validation>
        <table:content-validation table:name="val2" table:condition="of:cell-content-is-in-list(&quot;Alto&quot;;&quot;Baixo&quot;)" table:allow-empty-cell="true" table:display-list="unsorted" table:base-cell-address="'Matriz Valor x Esforço'.B2">
          <table:error-message table:message-type="stop" table:display="true"/>
        </table:content-validation>
        <table:content-validation table:name="val3" table:condition="of:cell-content-is-in-list([$dados.$C$1:.$C$5])" table:allow-empty-cell="true" table:display-list="unsorted" table:base-cell-address="'Matriz Valor x Esforço'.E2">
          <table:error-message table:message-type="stop" table:display="true"/>
        </table:content-validation>
        <table:content-validation table:name="val4" table:condition="of:cell-content-is-in-list([$dados.$A$1:.$A$10])" table:allow-empty-cell="true" table:display-list="unsorted" table:base-cell-address="WSJF.B2">
          <table:error-message table:message-type="stop" table:display="true"/>
        </table:content-validation>
      </table:content-validations>
      <table:table table:name="Lista de TarefasRequisi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um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Implementação da API com as tel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RV] Validação com o time (checagem no Jira/GitHub)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Exibir mensagens claras para erros de upload (arquivo inválido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OC] Documento inicial de conformidade com LGP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Implementar validação de formatos de arquivo no uplo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Tela simples de auditoria (listagem de logs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B] Criar tabela de logs de auditor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RV] Versão de documentos/Aprovação de document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Criar endpoint de cadastro de usuá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RV] Revisão periódica do Ji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B] Criar tabela usuári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B] Criar tabela document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Criar tela de listagem de document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Criar tela de upload de document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Definição das regras de negóc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Implementação de dinamismo do UX Design de interativid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Implementação das regras de negócio (servi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Definição das regras de negóc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Implementação de dinamismo do UX Design de interativid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Implementação dos end-points (controlle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Definição dos end-poi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/DB] Conexão com o banco de dados (repositor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BACK] Implementação do modelo (model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B] Criação do banco de dad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DB] Prototipação do banco de dad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Criação da tela de inic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Criação da tela de log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Prototipação tela de log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[FRONT] Prototipação tela de inicio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SCoW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justificativa</text:p>
          </table:table-cell>
          <table:table-cell/>
          <table:table-cell table:style-name="ce3" office:value-type="string" calcext:value-type="string">
            <text:p>total de requisitos</text:p>
          </table:table-cell>
          <table:table-cell table:style-name="ce3" office:value-type="string" calcext:value-type="string">
            <text:p>(M)ust Have</text:p>
          </table:table-cell>
          <table:table-cell table:style-name="ce3" office:value-type="string" calcext:value-type="string">
            <text:p>(S)hould Have</text:p>
          </table:table-cell>
          <table:table-cell table:style-name="ce3" office:value-type="string" calcext:value-type="string">
            <text:p>(C)ould Have</text:p>
          </table:table-cell>
          <table:table-cell table:style-name="ce3" office:value-type="string" calcext:value-type="string">
            <text:p>(W)on't Have</text:p>
          </table:table-cell>
          <table:table-cell/>
          <table:table-cell table:style-name="ce9" office:value-type="string" calcext:value-type="string">
            <text:p>Regra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FRONT] Implementação da API com as telas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Uso basico da aplicação</text:p>
          </table:table-cell>
          <table:table-cell/>
          <table:table-cell table:style-name="ce4" table:formula="of:=IF(COUNTIF([.A2:.A39]; &quot;&lt;&gt;&quot;) &gt; 0; COUNTIF([.A2:.A39]; &quot;&lt;&gt;&quot;); 1)" office:value-type="float" office:value="27" calcext:value-type="float">
            <text:p>27</text:p>
          </table:table-cell>
          <table:table-cell table:style-name="ce5" table:formula="of:=IF(COUNTIF([.$B$1:.$B$1048576];[.F1])/[.$E$2] &gt; 1; &quot;-&quot;; COUNTIF([.$B$1:.$B$1048576];[.F1])/[.$E$2])" office:value-type="percentage" office:value="0.222222222222222" calcext:value-type="percentage">
            <text:p>22.22%</text:p>
          </table:table-cell>
          <table:table-cell table:style-name="ce6" table:formula="of:=IF(COUNTIF([.$B$1:.$B$1048576];[.G1])/[.$E$2] &gt; 1; &quot;-&quot;; COUNTIF([.$B$1:.$B$1048576];[.G1])/[.$E$2])" office:value-type="percentage" office:value="0.333333333333333" calcext:value-type="percentage">
            <text:p>33.33%</text:p>
          </table:table-cell>
          <table:table-cell table:style-name="ce7" table:formula="of:=IF(COUNTIF([.$B$1:.$B$1048576];[.H1])/[.$E$2] &gt; 1; &quot;-&quot;; COUNTIF([.$B$1:.$B$1048576];[.H1])/[.$E$2])" office:value-type="percentage" office:value="0.222222222222222" calcext:value-type="percentage">
            <text:p>22.22%</text:p>
          </table:table-cell>
          <table:table-cell table:style-name="ce8" table:formula="of:=IF(COUNTIF([.$B$1:.$B$1048576];[.I1])/[.$E$2] &gt; 1; &quot;-&quot;; COUNTIF([.$B$1:.$B$1048576];[.I1])/[.$E$2])" office:value-type="percentage" office:value="0.222222222222222" calcext:value-type="percentage">
            <text:p>22.22%</text:p>
          </table:table-cell>
          <table:table-cell/>
          <table:table-cell table:style-name="ce2" office:value-type="string" calcext:value-type="string">
            <text:p>Must: ≤ 30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RV] Validação com o time (checagem no Jira/GitHub).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Pode esperar até o fim de semana</text:p>
          </table:table-cell>
          <table:table-cell table:number-columns-repeated="7"/>
          <table:table-cell table:style-name="ce2" office:value-type="string" calcext:value-type="string">
            <text:p>Should: 30–40%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FRONT] Exibir mensagens claras para erros de upload (arquivo inválido)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Não utilizadas no desenvolvimento</text:p>
          </table:table-cell>
          <table:table-cell table:number-columns-repeated="7"/>
          <table:table-cell table:style-name="ce2" office:value-type="string" calcext:value-type="string">
            <text:p>Could: 20–30%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DOC] Documento inicial de conformidade com LGPD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Não utilizadas no desenvolvimento</text:p>
          </table:table-cell>
          <table:table-cell table:number-columns-repeated="7"/>
          <table:table-cell table:style-name="ce2" office:value-type="string" calcext:value-type="string">
            <text:p>Won’t (agora): ≥ 20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ACK] Implementar validação de formatos de arquivo no upload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Pode causar erros critic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Tela simples de auditoria (listagem de logs)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Não utilizadas no desenvolvimen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DB] Criar tabela de logs de auditoria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Não utilizadas no desenvolvimen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RV] Versão de documentos/Aprovação de documentos</text:p>
          </table:table-cell>
          <table:table-cell table:style-name="ce2" table:content-validation-name="val1" office:value-type="string" calcext:value-type="string">
            <text:p>(W)on't Have</text:p>
          </table:table-cell>
          <table:table-cell table:style-name="ce2" office:value-type="string" calcext:value-type="string">
            <text:p>Não temos certez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Criar endpoint de cadastro de usuário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Funcionalidade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RV] Revisão periódica do Jira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Alinhamento de idei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DB] Criar tabela usuários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Dados da funcionalidade princi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DB] Criar tabela documento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Dados da funcionalidade princi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Criar tela de listagem de documentos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Funcionalidade princi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Criar tela de upload de documentos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Funcionalidade princi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Definição das regras de negócio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Projeção de regr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Implementação de dinamismo do UX Design de interatividade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Não é o fo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Implementação das regras de negócio (service)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Implementação dos end-points (controller)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Definição dos end-points</text:p>
          </table:table-cell>
          <table:table-cell table:style-name="ce2" table:content-validation-name="val1" office:value-type="string" calcext:value-type="string">
            <text:p>(M)ust Have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/DB] Conexão com o banco de dados (repository)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BACK] Implementação do modelo (model)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DB] Criação do banco de dados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DB] Prototipação do banco de dados</text:p>
          </table:table-cell>
          <table:table-cell table:style-name="ce2" table:content-validation-name="val1" office:value-type="string" calcext:value-type="string">
            <text:p>(C)ould Have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Criação da tela de inicio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Funcionalidade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Criação da tela de login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Funcionalidade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Prototipação tela de login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Funcionalidade in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FRONT] Prototipação tela de inicio</text:p>
          </table:table-cell>
          <table:table-cell table:style-name="ce2" table:content-validation-name="val1" office:value-type="string" calcext:value-type="string">
            <text:p>(S)hould Have</text:p>
          </table:table-cell>
          <table:table-cell table:style-name="ce2" office:value-type="string" calcext:value-type="string">
            <text:p>Funcionalidade inicial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SCoW.G2:MoSCoW.G2">
            <calcext:condition calcext:apply-style-name="ConditionalStyle_1" calcext:value="not-between(0.3,0.4)" calcext:base-cell-address="MoSCoW.G2"/>
          </calcext:conditional-format>
          <calcext:conditional-format calcext:target-range-address="MoSCoW.H2:MoSCoW.H2">
            <calcext:condition calcext:apply-style-name="ConditionalStyle_1" calcext:value="not-between(0.2,0.3)" calcext:base-cell-address="MoSCoW.H2"/>
          </calcext:conditional-format>
          <calcext:conditional-format calcext:target-range-address="MoSCoW.I2:MoSCoW.I2">
            <calcext:condition calcext:apply-style-name="ConditionalStyle_1" calcext:value="&lt;0.2" calcext:base-cell-address="MoSCoW.I2"/>
          </calcext:conditional-format>
          <calcext:conditional-format calcext:target-range-address="MoSCoW.G2:MoSCoW.G2">
            <calcext:condition calcext:apply-style-name="ConditionalStyle_2" calcext:value="between(0.3,0.4)" calcext:base-cell-address="MoSCoW.G2"/>
          </calcext:conditional-format>
          <calcext:conditional-format calcext:target-range-address="MoSCoW.H2:MoSCoW.H2">
            <calcext:condition calcext:apply-style-name="ConditionalStyle_2" calcext:value="between(0.2,0.3)" calcext:base-cell-address="MoSCoW.H2"/>
          </calcext:conditional-format>
          <calcext:conditional-format calcext:target-range-address="MoSCoW.I2:MoSCoW.I2">
            <calcext:condition calcext:apply-style-name="ConditionalStyle_2" calcext:value="&gt;=0.2" calcext:base-cell-address="MoSCoW.I2"/>
          </calcext:conditional-format>
          <calcext:conditional-format calcext:target-range-address="MoSCoW.F2:MoSCoW.F2">
            <calcext:condition calcext:apply-style-name="ConditionalStyle_2" calcext:value="&lt;=0.3" calcext:base-cell-address="MoSCoW.F2"/>
          </calcext:conditional-format>
          <calcext:conditional-format calcext:target-range-address="MoSCoW.F2:MoSCoW.F2">
            <calcext:condition calcext:apply-style-name="ConditionalStyle_1" calcext:value="&gt;0.3" calcext:base-cell-address="MoSCoW.F2"/>
          </calcext:conditional-format>
        </calcext:conditional-formats>
      </table:table>
      <table:table table:name="Matriz Valor x Esforço" table:style-name="ta3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esforço</text:p>
          </table:table-cell>
          <table:table-cell table:style-name="ce1" office:value-type="string" calcext:value-type="string">
            <text:p>justificativa</text:p>
          </table:table-cell>
          <table:table-cell table:style-name="ce1" office:value-type="string" calcext:value-type="string">
            <text:p>quadran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Implementação da API com as telas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Uso basico da aplicação</text:p>
          </table:table-cell>
          <table:table-cell table:style-name="ce10" table:content-validation-name="val3" table:formula="of:=IF([.B2] = &quot;alto&quot;; IF([.C2]=&quot;alto&quot;; &quot;Major Projects&quot;;&quot;Quick Wins&quot;); IF([.C2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RV] Validação com o time (checagem no Jira/GitHub).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Pode esperar até o fim de semana</text:p>
          </table:table-cell>
          <table:table-cell table:style-name="ce10" table:content-validation-name="val3" table:formula="of:=IF([.B3] = &quot;alto&quot;; IF([.C3]=&quot;alto&quot;; &quot;Major Projects&quot;;&quot;Quick Wins&quot;); IF([.C3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Exibir mensagens claras para erros de upload (arquivo inválido)</text:p>
          </table:table-cell>
          <table:table-cell table:number-columns-repeated="2"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Não utilizadas no desenvolvimento</text:p>
          </table:table-cell>
          <table:table-cell table:style-name="ce10" table:content-validation-name="val3" table:formula="of:=IF([.B4] = &quot;alto&quot;; IF([.C4]=&quot;alto&quot;; &quot;Major Projects&quot;;&quot;Quick Wins&quot;); IF([.C4]=&quot;alto&quot;; &quot;Thankless Tasks&quot;;&quot;Fill Ins&quot;))" office:value-type="string" office:string-value="Fill Ins" calcext:value-type="string">
            <text:p>Fill 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OC] Documento inicial de conformidade com LGPD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ão utilizadas no desenvolvimento</text:p>
          </table:table-cell>
          <table:table-cell table:style-name="ce10" table:content-validation-name="val3" table:formula="of:=IF([.B5] = &quot;alto&quot;; IF([.C5]=&quot;alto&quot;; &quot;Major Projects&quot;;&quot;Quick Wins&quot;); IF([.C5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Implementar validação de formatos de arquivo no upload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Pode causar erros criticos</text:p>
          </table:table-cell>
          <table:table-cell table:style-name="ce10" table:content-validation-name="val3" table:formula="of:=IF([.B6] = &quot;alto&quot;; IF([.C6]=&quot;alto&quot;; &quot;Major Projects&quot;;&quot;Quick Wins&quot;); IF([.C6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Tela simples de auditoria (listagem de logs)</text:p>
          </table:table-cell>
          <table:table-cell table:number-columns-repeated="2"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Não utilizadas no desenvolvimento</text:p>
          </table:table-cell>
          <table:table-cell table:style-name="ce10" table:content-validation-name="val3" table:formula="of:=IF([.B7] = &quot;alto&quot;; IF([.C7]=&quot;alto&quot;; &quot;Major Projects&quot;;&quot;Quick Wins&quot;); IF([.C7]=&quot;alto&quot;; &quot;Thankless Tasks&quot;;&quot;Fill Ins&quot;))" office:value-type="string" office:string-value="Fill Ins" calcext:value-type="string">
            <text:p>Fill 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B] Criar tabela de logs de auditoria</text:p>
          </table:table-cell>
          <table:table-cell table:number-columns-repeated="2"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Não utilizadas no desenvolvimento</text:p>
          </table:table-cell>
          <table:table-cell table:style-name="ce10" table:content-validation-name="val3" table:formula="of:=IF([.B8] = &quot;alto&quot;; IF([.C8]=&quot;alto&quot;; &quot;Major Projects&quot;;&quot;Quick Wins&quot;); IF([.C8]=&quot;alto&quot;; &quot;Thankless Tasks&quot;;&quot;Fill Ins&quot;))" office:value-type="string" office:string-value="Fill Ins" calcext:value-type="string">
            <text:p>Fill 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RV] Versão de documentos/Aprovação de documentos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ão temos certeza</text:p>
          </table:table-cell>
          <table:table-cell table:style-name="ce10" table:content-validation-name="val3" table:formula="of:=IF([.B9] = &quot;alto&quot;; IF([.C9]=&quot;alto&quot;; &quot;Major Projects&quot;;&quot;Quick Wins&quot;); IF([.C9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Criar endpoint de cadastro de usuário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inicial</text:p>
          </table:table-cell>
          <table:table-cell table:style-name="ce10" table:content-validation-name="val3" table:formula="of:=IF([.B10] = &quot;alto&quot;; IF([.C10]=&quot;alto&quot;; &quot;Major Projects&quot;;&quot;Quick Wins&quot;); IF([.C10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RV] Revisão periódica do Jira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Alinhamento de ideias</text:p>
          </table:table-cell>
          <table:table-cell table:style-name="ce10" table:content-validation-name="val3" table:formula="of:=IF([.B11] = &quot;alto&quot;; IF([.C11]=&quot;alto&quot;; &quot;Major Projects&quot;;&quot;Quick Wins&quot;); IF([.C11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B] Criar tabela usuários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Dados da funcionalidade principal</text:p>
          </table:table-cell>
          <table:table-cell table:style-name="ce10" table:content-validation-name="val3" table:formula="of:=IF([.B12] = &quot;alto&quot;; IF([.C12]=&quot;alto&quot;; &quot;Major Projects&quot;;&quot;Quick Wins&quot;); IF([.C12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B] Criar tabela documento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Dados da funcionalidade principal</text:p>
          </table:table-cell>
          <table:table-cell table:style-name="ce10" table:content-validation-name="val3" table:formula="of:=IF([.B13] = &quot;alto&quot;; IF([.C13]=&quot;alto&quot;; &quot;Major Projects&quot;;&quot;Quick Wins&quot;); IF([.C13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Criar tela de listagem de documentos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principal</text:p>
          </table:table-cell>
          <table:table-cell table:style-name="ce10" table:content-validation-name="val3" table:formula="of:=IF([.B14] = &quot;alto&quot;; IF([.C14]=&quot;alto&quot;; &quot;Major Projects&quot;;&quot;Quick Wins&quot;); IF([.C14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Criar tela de upload de documentos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principal</text:p>
          </table:table-cell>
          <table:table-cell table:style-name="ce10" table:content-validation-name="val3" table:formula="of:=IF([.B15] = &quot;alto&quot;; IF([.C15]=&quot;alto&quot;; &quot;Major Projects&quot;;&quot;Quick Wins&quot;); IF([.C15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Definição das regras de negócio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Projeção de regras</text:p>
          </table:table-cell>
          <table:table-cell table:style-name="ce10" table:content-validation-name="val3" table:formula="of:=IF([.B16] = &quot;alto&quot;; IF([.C16]=&quot;alto&quot;; &quot;Major Projects&quot;;&quot;Quick Wins&quot;); IF([.C16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Implementação de dinamismo do UX Design de interatividade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ão é o foco</text:p>
          </table:table-cell>
          <table:table-cell table:style-name="ce10" table:content-validation-name="val3" table:formula="of:=IF([.B17] = &quot;alto&quot;; IF([.C17]=&quot;alto&quot;; &quot;Major Projects&quot;;&quot;Quick Wins&quot;); IF([.C17]=&quot;alto&quot;; &quot;Thankless Tasks&quot;;&quot;Fill Ins&quot;))" office:value-type="string" office:string-value="Thankless Tasks" calcext:value-type="string">
            <text:p>Thankless Task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Implementação das regras de negócio (service)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style-name="ce10" table:content-validation-name="val3" table:formula="of:=IF([.B18] = &quot;alto&quot;; IF([.C18]=&quot;alto&quot;; &quot;Major Projects&quot;;&quot;Quick Wins&quot;); IF([.C18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Implementação dos end-points (controller)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style-name="ce10" table:content-validation-name="val3" table:formula="of:=IF([.B19] = &quot;alto&quot;; IF([.C19]=&quot;alto&quot;; &quot;Major Projects&quot;;&quot;Quick Wins&quot;); IF([.C19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Definição dos end-points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Necessario para o funcionamento inicial</text:p>
          </table:table-cell>
          <table:table-cell table:style-name="ce10" table:content-validation-name="val3" table:formula="of:=IF([.B20] = &quot;alto&quot;; IF([.C20]=&quot;alto&quot;; &quot;Major Projects&quot;;&quot;Quick Wins&quot;); IF([.C20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/DB] Conexão com o banco de dados (repository)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style-name="ce10" table:content-validation-name="val3" table:formula="of:=IF([.B21] = &quot;alto&quot;; IF([.C21]=&quot;alto&quot;; &quot;Major Projects&quot;;&quot;Quick Wins&quot;); IF([.C21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ACK] Implementação do modelo (model)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style-name="ce10" table:content-validation-name="val3" table:formula="of:=IF([.B22] = &quot;alto&quot;; IF([.C22]=&quot;alto&quot;; &quot;Major Projects&quot;;&quot;Quick Wins&quot;); IF([.C22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B] Criação do banco de dados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style-name="ce10" table:content-validation-name="val3" table:formula="of:=IF([.B23] = &quot;alto&quot;; IF([.C23]=&quot;alto&quot;; &quot;Major Projects&quot;;&quot;Quick Wins&quot;); IF([.C23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DB] Prototipação do banco de dados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office:value-type="string" calcext:value-type="string">
            <text:p>Importante, mas pode ser substituido temporariamente</text:p>
          </table:table-cell>
          <table:table-cell table:style-name="ce10" table:content-validation-name="val3" table:formula="of:=IF([.B24] = &quot;alto&quot;; IF([.C24]=&quot;alto&quot;; &quot;Major Projects&quot;;&quot;Quick Wins&quot;); IF([.C24]=&quot;alto&quot;; &quot;Thankless Tasks&quot;;&quot;Fill Ins&quot;))" office:value-type="string" office:string-value="Quick Wins" calcext:value-type="string">
            <text:p>Quick Wi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Criação da tela de inicio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inicial</text:p>
          </table:table-cell>
          <table:table-cell table:style-name="ce10" table:content-validation-name="val3" table:formula="of:=IF([.B25] = &quot;alto&quot;; IF([.C25]=&quot;alto&quot;; &quot;Major Projects&quot;;&quot;Quick Wins&quot;); IF([.C25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Criação da tela de login</text:p>
          </table:table-cell>
          <table:table-cell table:number-columns-repeated="2"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inicial</text:p>
          </table:table-cell>
          <table:table-cell table:style-name="ce10" table:content-validation-name="val3" table:formula="of:=IF([.B26] = &quot;alto&quot;; IF([.C26]=&quot;alto&quot;; &quot;Major Projects&quot;;&quot;Quick Wins&quot;); IF([.C26]=&quot;alto&quot;; &quot;Thankless Tasks&quot;;&quot;Fill Ins&quot;))" office:value-type="string" office:string-value="Major Projects" calcext:value-type="string">
            <text:p>Major Projec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Prototipação tela de login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inicial</text:p>
          </table:table-cell>
          <table:table-cell table:style-name="ce10" table:content-validation-name="val3" table:formula="of:=IF([.B27] = &quot;alto&quot;; IF([.C27]=&quot;alto&quot;; &quot;Major Projects&quot;;&quot;Quick Wins&quot;); IF([.C27]=&quot;alto&quot;; &quot;Thankless Tasks&quot;;&quot;Fill Ins&quot;))" office:value-type="string" office:string-value="Thankless Tasks" calcext:value-type="string">
            <text:p>Thankless Task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FRONT] Prototipação tela de inicio</text:p>
          </table:table-cell>
          <table:table-cell table:style-name="ce2" table:content-validation-name="val2" office:value-type="string" calcext:value-type="string">
            <text:p>Baixo</text:p>
          </table:table-cell>
          <table:table-cell table:style-name="ce2" table:content-validation-name="val2" office:value-type="string" calcext:value-type="string">
            <text:p>Alto</text:p>
          </table:table-cell>
          <table:table-cell table:style-name="ce2" office:value-type="string" calcext:value-type="string">
            <text:p>Funcionalidade inicial</text:p>
          </table:table-cell>
          <table:table-cell table:style-name="ce10" table:content-validation-name="val3" table:formula="of:=IF([.B28] = &quot;alto&quot;; IF([.C28]=&quot;alto&quot;; &quot;Major Projects&quot;;&quot;Quick Wins&quot;); IF([.C28]=&quot;alto&quot;; &quot;Thankless Tasks&quot;;&quot;Fill Ins&quot;))" office:value-type="string" office:string-value="Thankless Tasks" calcext:value-type="string">
            <text:p>Thankless Tasks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SJF" table:style-name="ta4">
        <table:table-column table:style-name="co3" table:default-cell-style-name="Default"/>
        <table:table-column table:style-name="co1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ce11" office:value-type="string" calcext:value-type="string">
            <text:p>Resumo</text:p>
          </table:table-cell>
          <table:table-cell table:style-name="ce11" office:value-type="string" calcext:value-type="string">
            <text:p>valor</text:p>
          </table:table-cell>
          <table:table-cell table:style-name="ce11" office:value-type="string" calcext:value-type="string">
            <text:p>urgência</text:p>
          </table:table-cell>
          <table:table-cell table:style-name="ce11" office:value-type="string" calcext:value-type="string">
            <text:p>risco</text:p>
          </table:table-cell>
          <table:table-cell table:style-name="ce11" office:value-type="string" calcext:value-type="string">
            <text:p>esforço</text:p>
          </table:table-cell>
          <table:table-cell table:style-name="ce11" office:value-type="string" calcext:value-type="string">
            <text:p>wsjf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Implementação da API com as telas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number-columns-repeated="2"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formula="of:=SUM([.B2:.D2])/[.E2]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RV] Validação com o time (checagem no Jira/GitHub).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3:.D3])/[.E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Exibir mensagens claras para erros de upload (arquivo inválido)</text:p>
          </table:table-cell>
          <table:table-cell table:number-columns-repeated="2" table:style-name="ce12" table:content-validation-name="val4" office:value-type="float" office:value="2" calcext:value-type="float">
            <text:p>2</text:p>
          </table:table-cell>
          <table:table-cell table:number-columns-repeated="2" table:style-name="ce12" table:content-validation-name="val4" office:value-type="float" office:value="1" calcext:value-type="float">
            <text:p>1</text:p>
          </table:table-cell>
          <table:table-cell table:style-name="ce13" table:formula="of:=SUM([.B4:.D4])/[.E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OC] Documento inicial de conformidade com LGPD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5:.D5])/[.E5]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Implementar validação de formatos de arquivo no upload</text:p>
          </table:table-cell>
          <table:table-cell table:number-columns-repeated="2"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6:.D6])/[.E6]" office:value-type="float" office:value="4.25" calcext:value-type="float">
            <text:p>4.2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Tela simples de auditoria (listagem de logs)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7:.D7])/[.E7]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B] Criar tabela de logs de auditoria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formula="of:=SUM([.B8:.D8])/[.E8]" office:value-type="float" office:value="1.42857142857143" calcext:value-type="float">
            <text:p>1.4285714285714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RV] Versão de documentos/Aprovação de documentos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formula="of:=SUM([.B9:.D9])/[.E9]" office:value-type="float" office:value="1.875" calcext:value-type="float">
            <text:p>1.8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Criar endpoint de cadastro de usuário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3" table:formula="of:=SUM([.B10:.D10])/[.E10]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RV] Revisão periódica do Jira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11:.D11])/[.E11]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B] Criar tabela usuários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number-columns-repeated="2" table:style-name="ce12" table:content-validation-name="val4" office:value-type="float" office:value="5" calcext:value-type="float">
            <text:p>5</text:p>
          </table:table-cell>
          <table:table-cell table:style-name="ce13" table:formula="of:=SUM([.B12:.D12])/[.E12]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B] Criar tabela documento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formula="of:=SUM([.B13:.D13])/[.E13]" office:value-type="float" office:value="6.33333333333333" calcext:value-type="float">
            <text:p>6.3333333333333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Criar tela de listagem de documentos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formula="of:=SUM([.B14:.D14])/[.E14]" office:value-type="float" office:value="3.33333333333333" calcext:value-type="float">
            <text:p>3.3333333333333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Criar tela de upload de documentos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formula="of:=SUM([.B15:.D15])/[.E15]" office:value-type="float" office:value="2.85714285714286" calcext:value-type="float">
            <text:p>2.85714285714286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Definição das regras de negócio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formula="of:=SUM([.B16:.D16])/[.E16]" office:value-type="float" office:value="3.14285714285714" calcext:value-type="float">
            <text:p>3.1428571428571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Implementação de dinamismo do UX Design de interatividade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number-columns-repeated="2"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17:.D17])/[.E17]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Implementação das regras de negócio (service)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number-columns-repeated="2"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formula="of:=SUM([.B18:.D18])/[.E18]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Implementação dos end-points (controller)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number-columns-repeated="2" table:style-name="ce12" table:content-validation-name="val4" office:value-type="float" office:value="6" calcext:value-type="float">
            <text:p>6</text:p>
          </table:table-cell>
          <table:table-cell table:style-name="ce13" table:formula="of:=SUM([.B19:.D19])/[.E19]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Definição dos end-points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number-columns-repeated="2" table:style-name="ce12" table:content-validation-name="val4" office:value-type="float" office:value="3" calcext:value-type="float">
            <text:p>3</text:p>
          </table:table-cell>
          <table:table-cell table:style-name="ce13" table:formula="of:=SUM([.B20:.D20])/[.E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/DB] Conexão com o banco de dados (repository)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number-columns-repeated="2" table:style-name="ce12" table:content-validation-name="val4" office:value-type="float" office:value="3" calcext:value-type="float">
            <text:p>3</text:p>
          </table:table-cell>
          <table:table-cell table:style-name="ce13" table:formula="of:=SUM([.B21:.D21])/[.E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BACK] Implementação do modelo (model)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22:.D22])/[.E22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B] Criação do banco de dados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formula="of:=SUM([.B23:.D23])/[.E2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DB] Prototipação do banco de dados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formula="of:=SUM([.B24:.D24])/[.E24]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Criação da tela de inicio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formula="of:=SUM([.B25:.D25])/[.E25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Criação da tela de login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formula="of:=SUM([.B26:.D26])/[.E26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Prototipação tela de login</text:p>
          </table:table-cell>
          <table:table-cell table:number-columns-repeated="2"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formula="of:=SUM([.B27:.D27])/[.E2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[FRONT] Prototipação tela de inicio</text:p>
          </table:table-cell>
          <table:table-cell table:number-columns-repeated="2" table:style-name="ce12" table:content-validation-name="val4" office:value-type="float" office:value="4" calcext:value-type="float">
            <text:p>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formula="of:=SUM([.B28:.D28])/[.E28]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" table:style-name="ta5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M)ust Have</text:p>
          </table:table-cell>
          <table:table-cell table:style-name="ce2" office:value-type="string" calcext:value-type="string">
            <text:p>Quick Wins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S)hould Have</text:p>
          </table:table-cell>
          <table:table-cell table:style-name="ce2" office:value-type="string" calcext:value-type="string">
            <text:p>Major Project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C)ould Have</text:p>
          </table:table-cell>
          <table:table-cell table:style-name="ce2" office:value-type="string" calcext:value-type="string">
            <text:p>Fill Ins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(W)on't Have</text:p>
          </table:table-cell>
          <table:table-cell table:style-name="ce2" office:value-type="string" calcext:value-type="string">
            <text:p>Thankless Tasks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</style:style>
    <style:style style:name="ConditionalStyle_5f_2" style:display-name="ConditionalStyle_2" style:family="table-cell" style:parent-style-name="Default">
      <style:table-cell-properties fo:background-color="#d9ead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a_20_de_20_TarefasRequisitos" style:display-name="PageStyle_Lista de Tarefas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SCoW" style:display-name="PageStyle_MoSC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Valor_20_x_20_Esforço" style:display-name="PageStyle_Matriz Valor x Esforç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SJF" style:display-name="PageStyle_WSJ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56" meta:object-count="0"/>
    <meta:generator>LibreOfficeDev/6.0.5.2$Linux_X86_64 LibreOffice_project/</meta:generator>
  </office:meta>
</office:document-meta>
</file>